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layout-cache" manifest:media-type="application/binary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roman"/>
    <style:font-face style:name="Courier New1" svg:font-family="'Courier New'" style:font-family-generic="system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officeooo:paragraph-rsid="0016052b"/>
    </style:style>
    <style:style style:name="P2" style:family="paragraph" style:parent-style-name="Standard">
      <style:paragraph-properties fo:margin-left="0cm" fo:margin-right="0cm" fo:margin-top="0.101cm" fo:margin-bottom="0.101cm" style:contextual-spacing="true" fo:text-align="center" style:justify-single-word="false" fo:text-indent="0.7cm" style:auto-text-indent="false"/>
      <style:text-properties style:font-name="DejaVu Sans Mono" fo:font-size="9pt" officeooo:rsid="000e820f" officeooo:paragraph-rsid="0013b1c2" style:font-size-asian="9pt" style:font-size-complex="9pt"/>
    </style:style>
    <style:style style:name="P3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style:font-name="DejaVu Sans Mono" fo:font-size="9pt" officeooo:rsid="000e820f" officeooo:paragraph-rsid="001cafde" style:font-size-asian="9pt" style:font-size-complex="9pt"/>
    </style:style>
    <style:style style:name="P4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style:font-name="DejaVu Sans Mono" fo:font-size="9pt" officeooo:rsid="001568a9" officeooo:paragraph-rsid="0016052b" style:font-size-asian="9pt" style:font-size-complex="9pt"/>
    </style:style>
    <style:style style:name="P5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style:font-name="DejaVu Sans Mono" fo:font-size="9pt" officeooo:paragraph-rsid="0016052b" style:font-size-asian="9pt" style:font-size-complex="9pt"/>
    </style:style>
    <style:style style:name="P6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style:font-name="DejaVu Sans Mono" fo:font-size="9pt" officeooo:paragraph-rsid="001cafde" style:font-size-asian="9pt" style:font-size-complex="9pt"/>
    </style:style>
    <style:style style:name="P7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fo:font-size="9pt" officeooo:paragraph-rsid="0016052b" style:font-size-asian="9pt" style:font-size-complex="9pt"/>
    </style:style>
    <style:style style:name="P8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fo:font-size="9pt" officeooo:paragraph-rsid="001b9f4b" style:font-size-asian="9pt" style:font-size-complex="9pt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7cm" style:auto-text-indent="false"/>
      <style:text-properties officeooo:paragraph-rsid="001568a9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7cm" style:auto-text-indent="false"/>
      <style:text-properties officeooo:paragraph-rsid="0016052b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7cm" style:auto-text-indent="false"/>
      <style:text-properties officeooo:rsid="000e820f" officeooo:paragraph-rsid="001b9f4b"/>
    </style:style>
    <style:style style:name="P12" style:family="paragraph" style:parent-style-name="Standard">
      <style:paragraph-properties fo:margin-left="0cm" fo:margin-right="0cm" fo:margin-top="0.101cm" fo:margin-bottom="0cm" style:contextual-spacing="true" fo:text-align="justify" style:justify-single-word="false" fo:text-indent="0.7cm" style:auto-text-indent="false"/>
      <style:text-properties officeooo:paragraph-rsid="001471e4"/>
    </style:style>
    <style:style style:name="P13" style:family="paragraph" style:parent-style-name="Standard">
      <style:paragraph-properties fo:margin-left="0cm" fo:margin-right="0cm" fo:margin-top="0.101cm" fo:margin-bottom="0cm" style:contextual-spacing="true" fo:text-align="justify" style:justify-single-word="false" fo:text-indent="0.7cm" style:auto-text-indent="false"/>
      <style:text-properties officeooo:rsid="000e820f" officeooo:paragraph-rsid="000ecfa5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7cm" style:auto-text-indent="false"/>
      <style:text-properties style:font-name="DejaVu Sans Mono" fo:font-size="9pt" officeooo:rsid="001568a9" officeooo:paragraph-rsid="001a593e" style:font-size-asian="9pt" style:font-size-complex="9pt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7cm" style:auto-text-indent="false"/>
      <style:text-properties style:font-name="DejaVu Sans Mono" fo:font-size="9pt" officeooo:rsid="001568a9" officeooo:paragraph-rsid="001568a9" style:font-size-asian="9pt" style:font-size-complex="9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7cm" style:auto-text-indent="false"/>
      <style:text-properties style:font-name="DejaVu Sans Mono" fo:font-size="9pt" officeooo:paragraph-rsid="001568a9" style:font-size-asian="9pt" style:font-size-complex="9pt"/>
    </style:style>
    <style:style style:name="P17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cm" style:auto-text-indent="false"/>
      <style:text-properties style:font-name="DejaVu Sans Mono" fo:font-size="9pt" officeooo:rsid="001568a9" officeooo:paragraph-rsid="001a593e" style:font-size-asian="9pt" style:font-size-complex="9pt"/>
    </style:style>
    <style:style style:name="P18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cm" style:auto-text-indent="false"/>
      <style:text-properties officeooo:rsid="000e820f" officeooo:paragraph-rsid="000ecfa5"/>
    </style:style>
    <style:style style:name="P19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cm" style:auto-text-indent="false"/>
      <style:text-properties officeooo:rsid="000e820f" officeooo:paragraph-rsid="0013b1c2"/>
    </style:style>
    <style:style style:name="P20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cm" style:auto-text-indent="false"/>
      <style:text-properties officeooo:paragraph-rsid="0010aa20"/>
    </style:style>
    <style:style style:name="P21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.7cm" style:auto-text-indent="false" style:page-number="auto"/>
      <style:text-properties officeooo:paragraph-rsid="000e820f"/>
    </style:style>
    <style:style style:name="P22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cm" style:auto-text-indent="false"/>
      <style:text-properties officeooo:paragraph-rsid="001471e4"/>
    </style:style>
    <style:style style:name="P23" style:family="paragraph" style:parent-style-name="Standard">
      <style:paragraph-properties fo:margin-left="0cm" fo:margin-right="0cm" fo:margin-top="0.101cm" fo:margin-bottom="0cm" style:contextual-spacing="true" fo:text-align="justify" style:justify-single-word="false" fo:text-indent="0.728cm" style:auto-text-indent="false"/>
      <style:text-properties officeooo:rsid="000e820f" officeooo:paragraph-rsid="0011f32a"/>
    </style:style>
    <style:style style:name="P24" style:family="paragraph" style:parent-style-name="Standard">
      <style:paragraph-properties fo:margin-left="0cm" fo:margin-right="0cm" fo:margin-top="0.101cm" fo:margin-bottom="0cm" style:contextual-spacing="true" fo:text-align="justify" style:justify-single-word="false" fo:text-indent="0.728cm" style:auto-text-indent="false"/>
      <style:text-properties officeooo:paragraph-rsid="0010aa20"/>
    </style:style>
    <style:style style:name="P25" style:family="paragraph" style:parent-style-name="Standard">
      <style:paragraph-properties fo:margin-left="0cm" fo:margin-right="0cm" fo:margin-top="0.101cm" fo:margin-bottom="0cm" style:contextual-spacing="true" fo:text-align="justify" style:justify-single-word="false" fo:text-indent="0.728cm" style:auto-text-indent="false"/>
      <style:text-properties officeooo:paragraph-rsid="001320a7"/>
    </style:style>
    <style:style style:name="P26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28cm" style:auto-text-indent="false"/>
      <style:text-properties officeooo:rsid="000e820f" officeooo:paragraph-rsid="002494f4"/>
    </style:style>
    <style:style style:name="P27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28cm" style:auto-text-indent="false"/>
      <style:text-properties officeooo:paragraph-rsid="002494f4"/>
    </style:style>
    <style:style style:name="P28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728cm" style:auto-text-indent="false"/>
      <style:text-properties officeooo:rsid="000e820f" officeooo:paragraph-rsid="0010aa20"/>
    </style:style>
    <style:style style:name="P29" style:family="paragraph" style:parent-style-name="Standard">
      <style:paragraph-properties fo:margin-left="0cm" fo:margin-right="0cm" fo:margin-top="0.101cm" fo:margin-bottom="0.101cm" style:contextual-spacing="true" fo:text-align="center" style:justify-single-word="false" fo:text-indent="0.023cm" style:auto-text-indent="false"/>
      <style:text-properties fo:letter-spacing="0.106cm" officeooo:rsid="000e820f" officeooo:paragraph-rsid="0010aa20"/>
    </style:style>
    <style:style style:name="P30" style:family="paragraph" style:parent-style-name="Standard">
      <style:paragraph-properties fo:margin-left="0cm" fo:margin-right="0cm" fo:margin-top="0.101cm" fo:margin-bottom="0.101cm" style:contextual-spacing="true" fo:text-align="center" style:justify-single-word="false" fo:text-indent="0.023cm" style:auto-text-indent="false"/>
      <style:text-properties fo:letter-spacing="0.106cm" officeooo:paragraph-rsid="0010aa20"/>
    </style:style>
    <style:style style:name="P31" style:family="paragraph" style:parent-style-name="Standard">
      <style:paragraph-properties fo:margin-left="0cm" fo:margin-right="0cm" fo:margin-top="0.101cm" fo:margin-bottom="0cm" style:contextual-spacing="true" fo:text-align="center" style:justify-single-word="false" fo:text-indent="0.023cm" style:auto-text-indent="false"/>
      <style:text-properties fo:font-size="11pt" officeooo:paragraph-rsid="001320a7" style:font-size-asian="11pt" style:font-size-complex="11pt"/>
    </style:style>
    <style:style style:name="P32" style:family="paragraph" style:parent-style-name="Standard" style:master-page-name="">
      <style:paragraph-properties fo:margin-left="4.763cm" fo:margin-right="0cm" fo:margin-top="0.101cm" fo:margin-bottom="0.101cm" style:contextual-spacing="true" fo:text-align="start" style:justify-single-word="false" fo:text-indent="0cm" style:auto-text-indent="false" style:page-number="auto"/>
      <style:text-properties fo:font-size="8pt" fo:letter-spacing="0.141cm" officeooo:rsid="000e820f" officeooo:paragraph-rsid="0010aa20" style:font-size-asian="8pt" style:font-size-complex="8pt"/>
    </style:style>
    <style:style style:name="P33" style:family="paragraph" style:parent-style-name="Standard">
      <style:text-properties officeooo:rsid="000e820f"/>
    </style:style>
    <style:style style:name="P34" style:family="paragraph" style:parent-style-name="Text_20_body">
      <style:text-properties officeooo:paragraph-rsid="001d90d0"/>
    </style:style>
    <style:style style:name="P35" style:family="paragraph" style:parent-style-name="Text_20_body">
      <style:text-properties officeooo:rsid="000e820f" officeooo:paragraph-rsid="001d90d0"/>
    </style:style>
    <style:style style:name="P36" style:family="paragraph" style:parent-style-name="Text_20_body">
      <style:paragraph-properties fo:margin-top="0cm" fo:margin-bottom="0cm" style:contextual-spacing="false"/>
      <style:text-properties officeooo:paragraph-rsid="001d90d0"/>
    </style:style>
    <style:style style:name="P37" style:family="paragraph" style:parent-style-name="Heading_20_1">
      <style:text-properties officeooo:rsid="001d90d0" officeooo:paragraph-rsid="001d90d0"/>
    </style:style>
    <style:style style:name="P38" style:family="paragraph" style:parent-style-name="Heading_20_1">
      <style:text-properties officeooo:rsid="000e820f"/>
    </style:style>
    <style:style style:name="P39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7cm" style:auto-text-indent="false"/>
      <style:text-properties officeooo:paragraph-rsid="001471e4"/>
    </style:style>
    <style:style style:name="P40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.7cm" style:auto-text-indent="false"/>
      <style:text-properties style:font-name="DejaVu Sans Mono" fo:font-size="9pt" officeooo:rsid="001568a9" officeooo:paragraph-rsid="002ec44e" style:font-size-asian="9pt" style:font-size-complex="9pt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.7cm" style:auto-text-indent="false"/>
      <style:text-properties style:font-name="DejaVu Sans Mono" fo:font-size="9pt" officeooo:rsid="001568a9" officeooo:paragraph-rsid="002bdccd" style:font-size-asian="9pt" style:font-size-complex="9pt"/>
    </style:style>
    <style:style style:name="P42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cm" style:auto-text-indent="false"/>
      <style:text-properties officeooo:paragraph-rsid="002bdccd"/>
    </style:style>
    <style:style style:name="P43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cm" style:auto-text-indent="false"/>
      <style:text-properties officeooo:rsid="000e820f" officeooo:paragraph-rsid="001a593e"/>
    </style:style>
    <style:style style:name="P44" style:family="paragraph" style:parent-style-name="Standard">
      <style:paragraph-properties fo:margin-left="0cm" fo:margin-right="0cm" fo:margin-top="0.101cm" fo:margin-bottom="0.101cm" style:contextual-spacing="true" fo:text-align="justify" style:justify-single-word="false" fo:text-indent="0.7cm" style:auto-text-indent="false"/>
      <style:text-properties style:font-name="DejaVu Sans Mono" fo:font-size="9pt" officeooo:rsid="001568a9" officeooo:paragraph-rsid="001cafde" style:font-size-asian="9pt" style:font-size-complex="9pt"/>
    </style:style>
    <style:style style:name="P45" style:family="paragraph" style:parent-style-name="Standard">
      <style:paragraph-properties fo:margin-left="0cm" fo:margin-right="0cm" fo:margin-top="0.101cm" fo:margin-bottom="0cm" style:contextual-spacing="false" fo:text-align="justify" style:justify-single-word="false" fo:text-indent="0.728cm" style:auto-text-indent="false"/>
      <style:text-properties officeooo:paragraph-rsid="002cfe63"/>
    </style:style>
    <style:style style:name="P46" style:family="paragraph" style:parent-style-name="Standard">
      <style:paragraph-properties fo:margin-left="0cm" fo:margin-right="0cm" fo:margin-top="0.101cm" fo:margin-bottom="0cm" style:contextual-spacing="true" fo:text-align="center" style:justify-single-word="false" fo:text-indent="0cm" style:auto-text-indent="false"/>
      <style:text-properties style:font-name="DejaVu Sans Mono" fo:font-size="9pt" officeooo:rsid="000e820f" officeooo:paragraph-rsid="001471e4" style:font-size-asian="9pt" style:font-size-complex="9pt"/>
    </style:style>
    <style:style style:name="P47" style:family="paragraph" style:parent-style-name="Standard">
      <style:paragraph-properties fo:margin-left="0cm" fo:margin-right="0cm" fo:margin-top="0.101cm" fo:margin-bottom="0cm" style:contextual-spacing="true" fo:text-align="justify" style:justify-single-word="false" fo:text-indent="0cm" style:auto-text-indent="false"/>
      <style:text-properties style:font-name="Times New Roman" fo:font-size="10pt" officeooo:rsid="000e820f" officeooo:paragraph-rsid="002cfe63" style:font-size-asian="10pt" style:font-size-complex="10pt"/>
    </style:style>
    <style:style style:name="P48" style:family="paragraph" style:parent-style-name="Standard">
      <style:paragraph-properties fo:margin-left="0cm" fo:margin-right="0cm" fo:margin-top="0.101cm" fo:margin-bottom="0cm" style:contextual-spacing="false" fo:text-align="center" style:justify-single-word="false" fo:text-indent="0.025cm" style:auto-text-indent="false"/>
      <style:text-properties style:font-name="DejaVu Sans Mono" fo:font-size="9pt" officeooo:rsid="001568a9" officeooo:paragraph-rsid="002bdccd" style:font-size-asian="9pt" style:font-size-complex="9pt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text-indent="0.746cm" style:auto-text-indent="false" style:vertical-align="auto"/>
      <style:text-properties style:font-name="DejaVu Sans Mono" fo:font-size="9pt" fo:letter-spacing="normal" fo:language="en" fo:country="US" officeooo:paragraph-rsid="002ec44e" style:font-name-asian="Courier New1" style:font-size-asian="9pt" style:language-asian="ru" style:country-asian="RU" style:font-size-complex="9pt"/>
    </style:style>
    <style:style style:name="P50" style:family="paragraph" style:parent-style-name="Text_20_body" style:list-style-name="L1">
      <style:text-properties officeooo:paragraph-rsid="001d90d0"/>
    </style:style>
    <style:style style:name="P51" style:family="paragraph" style:parent-style-name="Text_20_body" style:list-style-name="L1">
      <style:paragraph-properties fo:margin-top="0cm" fo:margin-bottom="0cm" style:contextual-spacing="false"/>
      <style:text-properties officeooo:paragraph-rsid="001d90d0"/>
    </style:style>
    <style:style style:name="P5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.746cm" style:auto-text-indent="false" style:vertical-align="auto"/>
      <style:text-properties style:font-name="DejaVu Sans Mono" fo:font-size="9pt" fo:letter-spacing="normal" fo:language="en" fo:country="US" officeooo:paragraph-rsid="002f1225" style:font-name-asian="Courier New1" style:font-size-asian="9pt" style:language-asian="ru" style:country-asian="RU" style:font-size-complex="9pt"/>
    </style:style>
    <style:style style:name="P5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.746cm" style:auto-text-indent="false" style:vertical-align="auto"/>
      <style:text-properties style:font-name="DejaVu Sans Mono" fo:font-size="9pt" officeooo:paragraph-rsid="002f1225" style:font-size-asian="9pt" style:font-size-complex="9pt"/>
    </style:style>
    <style:style style:name="P5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.746cm" style:auto-text-indent="false" style:vertical-align="auto"/>
      <style:text-properties style:font-name="DejaVu Sans Mono" fo:font-size="9pt" officeooo:paragraph-rsid="00300610" style:font-size-asian="9pt" style:font-size-complex="9pt"/>
    </style:style>
    <style:style style:name="P5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.746cm" style:auto-text-indent="false" style:vertical-align="auto"/>
      <style:text-properties style:font-name="DejaVu Sans Mono" fo:font-size="9pt" officeooo:rsid="001568a9" officeooo:paragraph-rsid="002f1225" style:font-size-asian="9pt" style:font-size-complex="9pt"/>
    </style:style>
    <style:style style:name="P56" style:family="paragraph" style:parent-style-name="Heading_20_2">
      <style:text-properties officeooo:paragraph-rsid="001d90d0"/>
    </style:style>
    <style:style style:name="P57" style:family="paragraph" style:parent-style-name="Heading_20_3">
      <style:text-properties officeooo:paragraph-rsid="001d90d0"/>
    </style:style>
    <style:style style:name="T1" style:family="text">
      <style:text-properties officeooo:rsid="000e820f"/>
    </style:style>
    <style:style style:name="T2" style:family="text">
      <style:text-properties fo:letter-spacing="0.071cm" officeooo:rsid="000e820f"/>
    </style:style>
    <style:style style:name="T3" style:family="text">
      <style:text-properties fo:font-style="italic" officeooo:rsid="000e820f" style:font-style-asian="italic" style:font-style-complex="italic"/>
    </style:style>
    <style:style style:name="T4" style:family="text">
      <style:text-properties fo:font-style="italic" officeooo:rsid="000ecfa5" style:font-style-asian="italic" style:font-style-complex="italic"/>
    </style:style>
    <style:style style:name="T5" style:family="text">
      <style:text-properties fo:font-style="italic" officeooo:rsid="0010aa20" style:font-style-asian="italic" style:font-style-complex="italic"/>
    </style:style>
    <style:style style:name="T6" style:family="text">
      <style:text-properties fo:font-style="italic" officeooo:rsid="0011f32a" style:font-style-asian="italic" style:font-style-complex="italic"/>
    </style:style>
    <style:style style:name="T7" style:family="text">
      <style:text-properties fo:font-style="italic" officeooo:rsid="001320a7" style:font-style-asian="italic" style:font-style-complex="italic"/>
    </style:style>
    <style:style style:name="T8" style:family="text">
      <style:text-properties fo:font-style="italic" officeooo:rsid="0013b1c2" style:font-style-asian="italic" style:font-style-complex="italic"/>
    </style:style>
    <style:style style:name="T9" style:family="text">
      <style:text-properties fo:font-style="italic" officeooo:rsid="0026a5c5" style:font-style-asian="italic" style:font-style-complex="italic"/>
    </style:style>
    <style:style style:name="T10" style:family="text">
      <style:text-properties fo:font-style="italic" officeooo:rsid="0028a3ab" style:font-style-asian="italic" style:font-style-complex="italic"/>
    </style:style>
    <style:style style:name="T11" style:family="text">
      <style:text-properties fo:font-style="italic" fo:font-weight="bold" officeooo:rsid="000ecfa5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0aa20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3b1c2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471e4" style:font-style-asian="italic" style:font-weight-asian="bold" style:font-style-complex="italic" style:font-weight-complex="bold"/>
    </style:style>
    <style:style style:name="T15" style:family="text">
      <style:text-properties style:text-position="sub 58%" fo:font-style="italic" officeooo:rsid="0010aa20" style:font-style-asian="italic" style:font-style-complex="italic"/>
    </style:style>
    <style:style style:name="T16" style:family="text">
      <style:text-properties style:text-position="sub 58%" fo:font-style="italic" officeooo:rsid="001320a7" style:font-style-asian="italic" style:font-style-complex="italic"/>
    </style:style>
    <style:style style:name="T17" style:family="text">
      <style:text-properties style:text-position="sub 58%" fo:font-style="normal" officeooo:rsid="0011f32a" style:font-style-asian="normal" style:font-style-complex="normal"/>
    </style:style>
    <style:style style:name="T18" style:family="text">
      <style:text-properties style:text-position="sub 58%" fo:font-style="normal" officeooo:rsid="001320a7" style:font-style-asian="normal" style:font-style-complex="normal"/>
    </style:style>
    <style:style style:name="T19" style:family="text">
      <style:text-properties style:text-position="super 58%" fo:font-style="italic" officeooo:rsid="000ecfa5" style:font-style-asian="italic" style:font-style-complex="italic"/>
    </style:style>
    <style:style style:name="T20" style:family="text">
      <style:text-properties style:text-position="super 58%" fo:font-style="normal" officeooo:rsid="0011f32a" style:font-style-asian="normal" style:font-style-complex="normal"/>
    </style:style>
    <style:style style:name="T21" style:family="text">
      <style:text-properties style:text-position="super 58%" fo:font-style="normal" officeooo:rsid="001320a7" style:font-style-asian="normal" style:font-style-complex="normal"/>
    </style:style>
    <style:style style:name="T22" style:family="text">
      <style:text-properties style:text-position="0% 100%" style:font-name="Symbol" fo:font-style="normal" officeooo:rsid="0010aa20" style:font-style-asian="normal" style:font-style-complex="normal"/>
    </style:style>
    <style:style style:name="T23" style:family="text">
      <style:text-properties style:text-position="0% 100%" fo:font-style="italic" officeooo:rsid="0010aa20" style:font-style-asian="italic" style:font-style-complex="italic"/>
    </style:style>
    <style:style style:name="T24" style:family="text">
      <style:text-properties style:text-position="0% 100%" fo:font-style="italic" officeooo:rsid="001320a7" style:font-style-asian="italic" style:font-style-complex="italic"/>
    </style:style>
    <style:style style:name="T25" style:family="text">
      <style:text-properties style:text-position="0% 100%" fo:font-style="normal" officeooo:rsid="000e820f" style:font-style-asian="normal" style:font-style-complex="normal"/>
    </style:style>
    <style:style style:name="T26" style:family="text">
      <style:text-properties style:text-position="0% 100%" fo:font-style="normal" officeooo:rsid="001320a7" style:font-style-asian="normal" style:font-style-complex="normal"/>
    </style:style>
    <style:style style:name="T27" style:family="text">
      <style:text-properties style:text-position="0% 100%" fo:font-style="normal" officeooo:rsid="0026a5c5" style:font-style-asian="normal" style:font-style-complex="normal"/>
    </style:style>
    <style:style style:name="T28" style:family="text">
      <style:text-properties fo:font-style="normal" officeooo:rsid="001320a7" style:font-style-asian="normal" style:font-style-complex="normal"/>
    </style:style>
    <style:style style:name="T29" style:family="text">
      <style:text-properties fo:font-style="normal" officeooo:rsid="002494f4" style:font-style-asian="normal" style:font-style-complex="normal"/>
    </style:style>
    <style:style style:name="T30" style:family="text">
      <style:text-properties fo:font-style="normal" officeooo:rsid="000e820f" style:font-style-asian="normal" style:font-style-complex="normal"/>
    </style:style>
    <style:style style:name="T31" style:family="text">
      <style:text-properties fo:font-size="10pt" fo:letter-spacing="0.071cm" officeooo:rsid="000e820f" style:font-size-asian="10.5pt"/>
    </style:style>
    <style:style style:name="T32" style:family="text">
      <style:text-properties style:font-name="DejaVu Sans Mono" officeooo:rsid="0013b1c2"/>
    </style:style>
    <style:style style:name="T33" style:family="text">
      <style:text-properties style:font-name="DejaVu Sans Mono" officeooo:rsid="001471e4"/>
    </style:style>
    <style:style style:name="T34" style:family="text">
      <style:text-properties style:font-name="DejaVu Sans Mono" officeooo:rsid="001568a9"/>
    </style:style>
    <style:style style:name="T35" style:family="text">
      <style:text-properties style:font-name="DejaVu Sans Mono" officeooo:rsid="0016052b"/>
    </style:style>
    <style:style style:name="T36" style:family="text">
      <style:text-properties style:font-name="DejaVu Sans Mono" officeooo:rsid="001b9f4b"/>
    </style:style>
    <style:style style:name="T37" style:family="text">
      <style:text-properties style:font-name="DejaVu Sans Mono" fo:font-size="9pt" style:font-size-asian="9pt" style:font-size-complex="9pt"/>
    </style:style>
    <style:style style:name="T38" style:family="text">
      <style:text-properties style:font-name="DejaVu Sans Mono" fo:font-size="9pt" officeooo:rsid="0013b1c2" style:font-size-asian="9pt" style:font-size-complex="9pt"/>
    </style:style>
    <style:style style:name="T39" style:family="text">
      <style:text-properties style:font-name="DejaVu Sans Mono" fo:font-size="9pt" officeooo:rsid="001471e4" style:font-size-asian="9pt" style:font-size-complex="9pt"/>
    </style:style>
    <style:style style:name="T40" style:family="text">
      <style:text-properties style:font-name="DejaVu Sans Mono" fo:font-size="9pt" officeooo:rsid="001568a9" style:font-size-asian="9pt" style:font-size-complex="9pt"/>
    </style:style>
    <style:style style:name="T41" style:family="text">
      <style:text-properties style:font-name="DejaVu Sans Mono" fo:font-size="9pt" officeooo:rsid="000cff7d" style:font-size-asian="9pt" style:font-size-complex="9pt"/>
    </style:style>
    <style:style style:name="T42" style:family="text">
      <style:text-properties style:font-name="DejaVu Sans Mono" fo:font-size="9pt" officeooo:rsid="0009dd92" style:font-size-asian="9pt" style:font-size-complex="9pt"/>
    </style:style>
    <style:style style:name="T43" style:family="text">
      <style:text-properties style:font-name="DejaVu Sans Mono" fo:font-size="9pt" officeooo:rsid="002e1455" style:font-size-asian="9pt" style:font-size-complex="9pt"/>
    </style:style>
    <style:style style:name="T44" style:family="text">
      <style:text-properties style:font-name="DejaVu Sans Mono" officeooo:rsid="002e1455"/>
    </style:style>
    <style:style style:name="T45" style:family="text">
      <style:text-properties style:font-name="DejaVu Sans Mono" fo:letter-spacing="normal" fo:language="en" fo:country="US" officeooo:rsid="001b9f4b" style:font-name-asian="Courier New1" style:language-asian="ru" style:country-asian="RU"/>
    </style:style>
    <style:style style:name="T46" style:family="text">
      <style:text-properties officeooo:rsid="001568a9"/>
    </style:style>
    <style:style style:name="T47" style:family="text">
      <style:text-properties style:font-name="DejaVu Sans" officeooo:rsid="001568a9"/>
    </style:style>
    <style:style style:name="T48" style:family="text">
      <style:text-properties style:font-name="DejaVu Sans" officeooo:rsid="0016052b"/>
    </style:style>
    <style:style style:name="T49" style:family="text">
      <style:text-properties style:font-name="DejaVu Sans" officeooo:rsid="001cafde"/>
    </style:style>
    <style:style style:name="T50" style:family="text">
      <style:text-properties style:font-name="DejaVu Sans" officeooo:rsid="001b9f4b"/>
    </style:style>
    <style:style style:name="T51" style:family="text">
      <style:text-properties style:font-name="DejaVu Sans" fo:font-size="8pt" style:font-size-asian="8pt" style:font-size-complex="8pt"/>
    </style:style>
    <style:style style:name="T52" style:family="text">
      <style:text-properties style:font-name="DejaVu Sans" fo:font-size="9pt" style:font-size-asian="9pt" style:font-size-complex="9pt"/>
    </style:style>
    <style:style style:name="T53" style:family="text">
      <style:text-properties style:font-name="DejaVu Sans" fo:font-size="9pt" officeooo:rsid="0009dd92" style:font-size-asian="9pt" style:font-size-complex="9pt"/>
    </style:style>
    <style:style style:name="T54" style:family="text">
      <style:text-properties style:font-name="DejaVu Sans" fo:font-size="9pt" officeooo:rsid="001d90d0" style:font-size-asian="9pt" style:font-size-complex="9pt"/>
    </style:style>
    <style:style style:name="T55" style:family="text">
      <style:text-properties style:font-name="DejaVu Sans" fo:font-size="9pt" officeooo:rsid="000e820f" style:font-size-asian="9pt" style:font-size-complex="9pt"/>
    </style:style>
    <style:style style:name="T56" style:family="text">
      <style:text-properties style:font-name="DejaVu Sans" officeooo:rsid="002e1455"/>
    </style:style>
    <style:style style:name="T57" style:family="text">
      <style:text-properties style:font-name="DejaVu Sans" officeooo:rsid="002ec44e"/>
    </style:style>
    <style:style style:name="T58" style:family="text">
      <style:text-properties style:font-name="DejaVu Sans" fo:font-size="12pt" fo:letter-spacing="normal" fo:language="en" fo:country="US" style:font-name-asian="Courier New2" style:font-size-asian="12pt" style:language-asian="ru" style:country-asian="RU" style:font-name-complex="Courier New2"/>
    </style:style>
    <style:style style:name="T59" style:family="text">
      <style:text-properties style:font-name="DejaVu Sans" fo:letter-spacing="normal" fo:language="en" fo:country="US" officeooo:rsid="0016052b" style:font-name-asian="Courier New1" style:language-asian="ru" style:country-asian="RU"/>
    </style:style>
    <style:style style:name="T60" style:family="text">
      <style:text-properties style:font-name="DejaVu Sans" fo:letter-spacing="normal" fo:language="en" fo:country="US" style:font-name-asian="Courier New1" style:language-asian="ru" style:country-asian="RU" style:font-name-complex="Courier New1"/>
    </style:style>
    <style:style style:name="T61" style:family="text">
      <style:text-properties style:font-name="DejaVu Sans" fo:letter-spacing="normal" fo:language="en" fo:country="US" officeooo:rsid="001568a9" style:font-name-asian="Courier New1" style:language-asian="ru" style:country-asian="RU" style:font-name-complex="Courier New1"/>
    </style:style>
    <style:style style:name="T62" style:family="text">
      <style:text-properties officeooo:rsid="0016052b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fo:font-size="8pt" officeooo:rsid="000e820f" style:font-size-asian="8pt" style:font-size-complex="8pt"/>
    </style:style>
    <style:style style:name="T65" style:family="text">
      <style:text-properties fo:letter-spacing="normal"/>
    </style:style>
    <style:style style:name="T66" style:family="text">
      <style:text-properties fo:letter-spacing="normal" fo:language="en" fo:country="US" style:language-asian="ru" style:country-asian="RU" style:font-name-complex="Courier New1"/>
    </style:style>
    <style:style style:name="T67" style:family="text">
      <style:text-properties fo:letter-spacing="normal" fo:language="en" fo:country="US" officeooo:rsid="002ec44e" style:language-asian="ru" style:country-asian="RU" style:font-name-complex="Courier New1"/>
    </style:style>
    <style:style style:name="T68" style:family="text">
      <style:text-properties fo:letter-spacing="normal" fo:language="en" fo:country="US" officeooo:rsid="002f1225" style:language-asian="ru" style:country-asian="RU" style:font-name-complex="Courier New1"/>
    </style:style>
    <style:style style:name="T69" style:family="text">
      <style:text-properties fo:letter-spacing="normal" fo:language="en" fo:country="US" style:font-name-asian="Courier New1" style:language-asian="ru" style:country-asian="RU"/>
    </style:style>
    <style:style style:name="T70" style:family="text">
      <style:text-properties fo:letter-spacing="normal" fo:language="en" fo:country="US" style:font-name-asian="Courier New1" style:language-asian="ru" style:country-asian="RU" style:font-name-complex="Courier New1"/>
    </style:style>
    <style:style style:name="T71" style:family="text">
      <style:text-properties fo:letter-spacing="normal" fo:language="en" fo:country="US" officeooo:rsid="002ec44e" style:font-name-asian="Courier New1" style:language-asian="ru" style:country-asian="RU" style:font-name-complex="Courier New1"/>
    </style:style>
    <style:style style:name="T72" style:family="text">
      <style:text-properties fo:letter-spacing="normal" fo:language="en" fo:country="US" officeooo:rsid="00300610" style:font-name-asian="Courier New1" style:language-asian="ru" style:country-asian="RU" style:font-name-complex="Courier New1"/>
    </style:style>
    <style:style style:name="T73" style:family="text">
      <style:text-properties fo:letter-spacing="normal" fo:language="en" fo:country="US" officeooo:rsid="002ec44e" style:font-name-asian="Courier New1" style:language-asian="ru" style:country-asian="RU"/>
    </style:style>
    <style:style style:name="T74" style:family="text">
      <style:text-properties fo:letter-spacing="normal" fo:language="en" fo:country="US" officeooo:rsid="002f1225" style:font-name-asian="Courier New1" style:language-asian="ru" style:country-asian="RU"/>
    </style:style>
    <style:style style:name="T75" style:family="text">
      <style:text-properties fo:letter-spacing="normal" fo:language="en" fo:country="US" officeooo:rsid="00300610" style:font-name-asian="Courier New1" style:language-asian="ru" style:country-asian="RU"/>
    </style:style>
    <style:style style:name="T76" style:family="text">
      <style:text-properties fo:letter-spacing="normal" fo:language="en" fo:country="US" style:font-name-asian="Courier New2" style:language-asian="ru" style:country-asian="RU" style:font-name-complex="Courier New2"/>
    </style:style>
    <style:style style:name="T77" style:family="text">
      <style:text-properties officeooo:rsid="001a593e"/>
    </style:style>
    <style:style style:name="T78" style:family="text">
      <style:text-properties style:font-name="Times New Roman" officeooo:rsid="0016052b"/>
    </style:style>
    <style:style style:name="T79" style:family="text">
      <style:text-properties officeooo:rsid="001b9f4b"/>
    </style:style>
    <style:style style:name="T80" style:family="text">
      <style:text-properties officeooo:rsid="001d90d0"/>
    </style:style>
    <style:style style:name="T81" style:family="text">
      <style:text-properties fo:font-size="9pt" style:font-size-asian="9pt" style:font-size-complex="9pt"/>
    </style:style>
    <style:style style:name="T82" style:family="text">
      <style:text-properties officeooo:rsid="0020450a"/>
    </style:style>
    <style:style style:name="T83" style:family="text">
      <style:text-properties officeooo:rsid="002494f4"/>
    </style:style>
    <style:style style:name="T84" style:family="text">
      <style:text-properties officeooo:rsid="0026a5c5"/>
    </style:style>
    <style:style style:name="T85" style:family="text">
      <style:text-properties officeooo:rsid="0028a3ab"/>
    </style:style>
    <style:style style:name="T86" style:family="text">
      <style:text-properties officeooo:rsid="002bdccd"/>
    </style:style>
    <style:style style:name="T87" style:family="text">
      <style:text-properties style:font-name="DejaVu Sans" officeooo:rsid="002bdccd"/>
    </style:style>
    <style:style style:name="T88" style:family="text">
      <style:text-properties style:font-name="DejaVu Sans" officeooo:rsid="002caef8"/>
    </style:style>
    <style:style style:name="T89" style:family="text">
      <style:text-properties style:font-name="DejaVu Sans" fo:font-size="9pt" officeooo:rsid="002cfe63" style:font-size-asian="9pt" style:font-size-complex="9pt"/>
    </style:style>
    <style:style style:name="T90" style:family="text">
      <style:text-properties style:font-name="DejaVu Sans" officeooo:rsid="002e1455"/>
    </style:style>
    <style:style style:name="T91" style:family="text">
      <style:text-properties style:font-name="DejaVu Sans" officeooo:rsid="002ec44e"/>
    </style:style>
    <style:style style:name="T92" style:family="text">
      <style:text-properties style:font-name="DejaVu Sans" fo:letter-spacing="normal" fo:language="en" fo:country="US" style:font-name-asian="Courier New1" style:language-asian="ru" style:country-asian="RU"/>
    </style:style>
    <style:style style:name="T93" style:family="text">
      <style:text-properties style:font-name="DejaVu Sans" fo:letter-spacing="normal" fo:language="en" fo:country="US" officeooo:rsid="002ec44e" style:font-name-asian="Courier New1" style:language-asian="ru" style:country-asian="RU"/>
    </style:style>
    <style:style style:name="T94" style:family="text">
      <style:text-properties style:font-name="DejaVu Sans" fo:letter-spacing="normal" fo:language="en" fo:country="US" officeooo:rsid="002ec44e" style:font-name-asian="Courier New1" style:language-asian="ru" style:country-asian="RU" style:font-name-complex="Courier New1"/>
    </style:style>
    <style:style style:name="T95" style:family="text">
      <style:text-properties style:font-name="DejaVu Sans" fo:letter-spacing="normal" fo:language="en" fo:country="US" officeooo:rsid="00300610" style:font-name-asian="Courier New1" style:language-asian="ru" style:country-asian="RU" style:font-name-complex="Courier New1"/>
    </style:style>
    <style:style style:name="T96" style:family="text">
      <style:text-properties style:font-name="DejaVu Sans" fo:letter-spacing="normal" fo:language="en" fo:country="US" officeooo:rsid="002f1225" style:font-name-asian="Courier New1" style:language-asian="ru" style:country-asian="RU"/>
    </style:style>
    <style:style style:name="T97" style:family="text">
      <style:text-properties style:font-name="DejaVu Sans" fo:letter-spacing="normal" fo:language="en" fo:country="US" officeooo:rsid="001b9f4b" style:font-name-asian="Courier New1" style:language-asian="ru" style:country-asian="RU"/>
    </style:style>
    <style:style style:name="T98" style:family="text">
      <style:text-properties style:font-name="DejaVu Sans" fo:letter-spacing="normal" fo:language="en" fo:country="US" style:font-name-asian="Courier New2" style:language-asian="ru" style:country-asian="RU" style:font-name-complex="Courier New2"/>
    </style:style>
    <style:style style:name="T99" style:family="text">
      <style:text-properties officeooo:rsid="002caef8"/>
    </style:style>
    <style:style style:name="T100" style:family="text">
      <style:text-properties officeooo:rsid="002cfe63"/>
    </style:style>
    <style:style style:name="T101" style:family="text">
      <style:text-properties officeooo:rsid="002e1455"/>
    </style:style>
    <style:style style:name="T102" style:family="text">
      <style:text-properties style:font-name="DejaVu Sans Mono" officeooo:rsid="002e1455"/>
    </style:style>
    <style:style style:name="T103" style:family="text">
      <style:text-properties officeooo:rsid="002ec44e"/>
    </style:style>
    <style:style style:name="T104" style:family="text">
      <style:text-properties style:font-name="Times New Roman"/>
    </style:style>
    <style:style style:name="T105" style:family="text">
      <style:text-properties style:font-name="Times New Roman" officeooo:rsid="002ec44e"/>
    </style:style>
    <style:style style:name="T106" style:family="text">
      <style:text-properties style:font-name="Times New Roman" fo:font-size="10pt" officeooo:rsid="002ec44e" style:font-size-asian="10pt" style:font-size-complex="10pt"/>
    </style:style>
    <style:style style:name="T107" style:family="text">
      <style:text-properties style:font-name="Times New Roman" fo:font-size="10pt" officeooo:rsid="002ec44e" style:font-size-asian="8.75pt" style:font-size-complex="10pt"/>
    </style:style>
    <style:style style:name="T108" style:family="text">
      <style:text-properties style:font-name="Times New Roman" fo:font-size="10pt" officeooo:rsid="00314258" style:font-size-asian="8.75pt" style:font-size-complex="10pt"/>
    </style:style>
    <style:style style:name="T109" style:family="text">
      <style:text-properties style:font-name="Courier New" fo:font-size="12pt" fo:letter-spacing="normal" fo:language="en" fo:country="US" style:font-name-asian="Courier New1" style:font-size-asian="12pt" style:language-asian="ru" style:country-asian="RU"/>
    </style:style>
    <style:style style:name="T110" style:family="text">
      <style:text-properties style:font-name="Courier New" fo:font-size="12pt" fo:letter-spacing="normal" fo:language="en" fo:country="US" officeooo:rsid="002ec44e" style:font-name-asian="Courier New1" style:font-size-asian="12pt" style:language-asian="ru" style:country-asian="RU" style:font-name-complex="Courier New1"/>
    </style:style>
    <style:style style:name="T111" style:family="text">
      <style:text-properties style:font-name="Courier New" fo:font-size="12pt" fo:letter-spacing="normal" fo:language="en" fo:country="US" officeooo:rsid="002ec44e" style:font-name-asian="Courier New1" style:font-size-asian="12pt" style:language-asian="ru" style:country-asian="RU"/>
    </style:style>
    <style:style style:name="T112" style:family="text">
      <style:text-properties style:font-name="Courier New" fo:font-size="12pt" fo:letter-spacing="normal" fo:language="en" fo:country="US" style:font-size-asian="12pt" style:language-asian="ru" style:country-asian="RU" style:font-name-complex="Courier New1"/>
    </style:style>
    <style:style style:name="T113" style:family="text">
      <style:text-properties style:font-name="Symbol" fo:font-size="12pt" fo:letter-spacing="normal" fo:language="en" fo:country="US" style:font-name-asian="Courier New1" style:font-size-asian="12pt" style:language-asian="ru" style:country-asian="RU"/>
    </style:style>
    <style:style style:name="T114" style:family="text">
      <style:text-properties style:font-name="Symbol" fo:font-size="12pt" fo:letter-spacing="normal" fo:language="en" fo:country="US" style:font-name-asian="Courier New1" style:font-size-asian="12pt" style:language-asian="ru" style:country-asian="RU" style:font-name-complex="Courier New1"/>
    </style:style>
    <style:style style:name="T115" style:family="text">
      <style:text-properties style:font-name="Symbol" fo:font-size="12pt" fo:letter-spacing="normal" fo:language="en" fo:country="US" officeooo:rsid="002ec44e" style:font-name-asian="Courier New1" style:font-size-asian="12pt" style:language-asian="ru" style:country-asian="RU" style:font-name-complex="Courier New1"/>
    </style:style>
    <style:style style:name="T116" style:family="text">
      <style:text-properties fo:font-size="12pt" fo:letter-spacing="normal" fo:language="en" fo:country="US" style:font-size-asian="12pt" style:language-asian="ru" style:country-asian="RU" style:font-name-complex="Courier New1"/>
    </style:style>
    <style:style style:name="T117" style:family="text">
      <style:text-properties fo:font-size="12pt" fo:letter-spacing="normal" fo:language="en" fo:country="US" style:font-name-asian="Courier New1" style:font-size-asian="12pt" style:language-asian="ru" style:country-asian="RU"/>
    </style:style>
    <style:style style:name="T118" style:family="text">
      <style:text-properties fo:font-size="12pt" fo:letter-spacing="normal" fo:language="en" fo:country="US" style:font-name-asian="Courier New1" style:font-size-asian="12pt" style:language-asian="ru" style:country-asian="RU" style:font-name-complex="Courier New1"/>
    </style:style>
    <style:style style:name="T119" style:family="text">
      <style:text-properties fo:font-size="12pt" fo:letter-spacing="normal" fo:language="en" fo:country="US" officeooo:rsid="002ec44e" style:font-name-asian="Courier New1" style:font-size-asian="12pt" style:language-asian="ru" style:country-asian="RU" style:font-name-complex="Courier New1"/>
    </style:style>
    <style:style style:name="T120" style:family="text">
      <style:text-properties fo:font-size="12pt" fo:letter-spacing="normal" fo:language="en" fo:country="US" officeooo:rsid="002ec44e" style:font-name-asian="Courier New1" style:font-size-asian="12pt" style:language-asian="ru" style:country-asian="RU"/>
    </style:style>
    <style:style style:name="T121" style:family="text">
      <style:text-properties fo:font-size="12pt" fo:letter-spacing="normal" fo:language="en" fo:country="US" style:font-name-asian="Courier New2" style:font-size-asian="12pt" style:language-asian="ru" style:country-asian="RU" style:font-name-complex="Courier New2"/>
    </style:style>
    <style:style style:name="T122" style:family="text">
      <style:text-properties officeooo:rsid="002f122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Язык ЛЯПАС</text:h>
      <text:p text:style-name="P34">Язык работает со следующими типами данных: логические векторы, символы, целые числа, а также массивы этих величин. Логические векторы <text:span text:style-name="T80">– </text:span>булевы векторы размерности базовых регистров процессора. Разряды вектора нумеруются справа налево, начиная с 0.</text:p>
      <text:p text:style-name="P34"><text:span text:style-name="Emphasis">Операнды языка</text:span> <text:span text:style-name="T80">– </text:span>это переменные, константы, комплексы, элементы комплексов. <text:span text:style-name="Emphasis">Переменные</text:span> представляются малыми латинскими буквами. Значениями переменных служат логические векторы, целые без знаковые числа, символы, последовательности символов длиной до <text:span text:style-name="T52">m/8, m</text:span> – разрядность вектора.</text:p>
      <text:p text:style-name="P34"><text:span text:style-name="Emphasis">Константы</text:span> представляются: целые числа и логические <text:span text:style-name="T80">– </text:span>последовательностью цифр: десятичных, двоичных (заканчиваются символом <text:span text:style-name="T52">b</text:span>), восьмеричных (начинаются с нуля), шестнадцатеричных (заканчиваются символом<text:span text:style-name="T51"> </text:span><text:span text:style-name="T52">h</text:span>); символы и последовательности символов – <text:span text:style-name="T82">з</text:span>аключаются в кавычки (') ; символы кавычек и \ представляются парой символов с \.</text:p>
      <text:p text:style-name="P34"><text:span text:style-name="Emphasis"><text:span text:style-name="T82">Е</text:span></text:span><text:span text:style-name="Emphasis">диничные константы</text:span> обозначаются через I.</text:p>
      <text:p text:style-name="P34"><text:span text:style-name="Emphasis">Комплексы</text:span> задаются целыми числами до 256 с уточнением типа элементов: L <text:span text:style-name="T80">– </text:span>логические, <text:span text:style-name="T52">F</text:span> <text:span text:style-name="T80">– </text:span>символьные. Элементы комплекса нумеруются с нуля и задаются номером <text:span text:style-name="T80">– </text:span>числом через точку или значением переменной без разделителя или суммой(разностью) значения переменной и натуральной конста<text:span text:style-name="T82">н</text:span>ты, заключенной в круглые скобки: <text:span text:style-name="T52">L1.33 L1a L1(a+4)</text:span><text:span text:style-name="T81">.</text:span></text:p>
      <text:h text:style-name="P56" text:outline-level="2"><text:bookmark text:name="Простые-операции"/>Простые операции</text:h>
      <text:h text:style-name="P57" text:outline-level="3"><text:bookmark text:name="Операции-передачи-значения"/>Операции передачи значения</text:h>
      <text:p text:style-name="P34"><text:span text:style-name="Emphasis"><text:span text:style-name="T53">⇒</text:span></text:span><text:span text:style-name="Emphasis"><text:span text:style-name="T52">b</text:span></text:span><text:span text:style-name="T51"> </text:span><text:span text:style-name="T80">– </text:span>передача значения переменной или элементу комплекса <text:span text:style-name="Emphasis"><text:span text:style-name="T52">b</text:span></text:span></text:p>
      <text:p text:style-name="P34"><text:span text:style-name="Emphasis"><text:span text:style-name="T52">с</text:span></text:span> - собственная переменная принимает значение переменной, константы или элемента комплекса <text:span text:style-name="Emphasis"><text:span text:style-name="T52">с</text:span></text:span></text:p>
      <text:p text:style-name="P34"><text:span text:style-name="T54">⇔</text:span><text:span text:style-name="T52">(ab)</text:span> обмен значениями переменных</text:p>
      <text:p text:style-name="P34"><text:span text:style-name="T54">⇔</text:span><text:span text:style-name="T52">(L1ab)</text:span><text:span text:style-name="T51"> </text:span>обмен значениями элементов комплекса<text:span text:style-name="T51"> </text:span><text:span text:style-name="T54">⇔</text:span><text:span text:style-name="T52">(L1a3) </text:span><text:span text:style-name="T54">⇔</text:span><text:span text:style-name="T52">(L1.3a)</text:span><text:span text:style-name="T51"> </text:span>- то же</text:p>
      <text:p text:style-name="P34"><text:span text:style-name="T52">Oa</text:span><text:span text:style-name="T51"> </text:span>- присвоение нулевого значения переменной <text:span text:style-name="T52">а</text:span></text:p>
      <text:p text:style-name="P34"><text:span text:style-name="T53">⁻</text:span><text:span text:style-name="T52">а</text:span> - присвоение максимального значения переменной <text:span text:style-name="T52">а</text:span></text:p>
      <text:p text:style-name="P34"><text:span text:style-name="T52">Х</text:span> - присвоение собственной переменной значения ГПСП. </text:p>
      <text:p text:style-name="P34"><text:span text:style-name="Emphasis"><text:span text:style-name="T53">⇒</text:span></text:span><text:span text:style-name="T52">Х</text:span> - установка ГПСП от датчика времени. Иначе ГПСП работает из одного и того же начального состояния.</text:p>
      <text:p text:style-name="P34"><text:span text:style-name="T52">Т</text:span> - присвоение собственной переменной значения с датчика текущего времени</text:p>
      <text:p text:style-name="P34">{…} - инструкция ассемблера</text:p>
      <text:h text:style-name="P57" text:outline-level="3"><text:bookmark text:name="Логические-и-арифметические-операции"/>Логические и арифметические операции</text:h>
      <text:p text:style-name="P36"><text:span text:style-name="T52">! </text:span>- номер младшей единицы </text:p>
      <text:p text:style-name="P36"><text:span text:style-name="T53">¬</text:span> - инверсия </text:p>
      <text:p text:style-name="P36"><text:span text:style-name="T52">%</text:span> - взвешивание </text:p>
      <text:p text:style-name="P36"><text:span text:style-name="T53">∨</text:span>- дизъюнкция </text:p>
      <text:p text:style-name="P36"><text:span text:style-name="T52">&amp;</text:span> - конъюнкция </text:p>
      <text:p text:style-name="P36"><text:span text:style-name="T53">⊕</text:span>- дизъюнкция с исключением </text:p>
      <text:p text:style-name="P36"><text:span text:style-name="T52">&lt; &gt;</text:span> - сдвиги </text:p>
      <text:p text:style-name="P36"><text:span text:style-name="T52">+ -</text:span> - модульные операции сложения и вычитания </text:p>
      <text:p text:style-name="P36"><text:span text:style-name="T52">*</text:span> - модульное умножение; переполнение сохраняется в спецпеременной Z. </text:p>
      <text:p text:style-name="P36"><text:span text:style-name="T52">: </text:span>- деление двойного числа; старшая часть из спецпеременной Z. </text:p>
      <text:p text:style-name="P36"><text:span text:style-name="T37">/ ;</text:span> - целая часть и остаток от деления собственной переменной; другая часть результата пропадает</text:p>
      <text:p text:style-name="P34"><text:span text:style-name="T53">∆</text:span><text:span text:style-name="T52">a </text:span><text:span text:style-name="T53">∇</text:span><text:span text:style-name="T52">a</text:span> - положительное и отрицательное приращение переменной <text:span text:style-name="T52">а</text:span> на 1 </text:p>
      <text:h text:style-name="P57" text:outline-level="3"><text:bookmark text:name="Операции-перехода"/>Операции перехода</text:h>
      <text:p text:style-name="P34"><text:span text:style-name="T53">§</text:span>&lt;натуральная константа&gt; - метка </text:p>
      <text:p text:style-name="P36"><text:span text:style-name="T53">→</text:span> &lt;натуральная константа&gt; - безусловный переход </text:p>
      <text:p text:style-name="P36"><text:span text:style-name="T54">↪</text:span><text:span text:style-name="T52"> </text:span><text:span text:style-name="T54">↦</text:span><text:span text:style-name="T52"> </text:span>- переходы по нулю и по ненулевому значению собственной переменной </text:p>
      <text:p text:style-name="P36"><text:span text:style-name="T53">↑</text:span><text:span text:style-name="T52">(а°б) </text:span>— переход по отношению<text:span text:style-name="T37"> = </text:span><text:span text:style-name="T41">≠</text:span><text:span text:style-name="T37"> &gt; &lt; </text:span><text:span text:style-name="T42">≥</text:span><text:span text:style-name="T37"> </text:span><text:span text:style-name="T42">≤</text:span><text:span text:style-name="T37"> </text:span></text:p>
      <text:p text:style-name="P36"><text:span text:style-name="T53">↑</text:span><text:span text:style-name="T52">X </text:span>– перебор единиц </text:p>
      <text:p text:style-name="P36"><text:span text:style-name="T54">↣↢</text:span><text:span text:style-name="T52"> </text:span>- уход и возвращение (привилегированные операции) </text:p>
      <text:p text:style-name="P34"><text:span text:style-name="T53">↑</text:span><text:span text:style-name="T52">&gt; </text:span>- переход по отказу </text:p>
      <text:h text:style-name="P57" text:outline-level="3"><text:bookmark text:name="Операции-над-комплексами"/>Операции над комплексами</text:h>
      <text:p text:style-name="P34"><text:span text:style-name="T52">Q </text:span>— мощность комплекса;<text:span text:style-name="T52"> S </text:span>— емкость комплекса</text:p>
      <text:p text:style-name="P34">Пусть <text:span text:style-name="T52">q </text:span>- комплекс, <text:span text:style-name="T52">h </text:span>- числовая константа или переменная. </text:p>
      <text:list xml:id="list433725548129149566" text:style-name="L1">
        <text:list-item>
          <text:p text:style-name="P51"><text:span text:style-name="T52">@+q(h)</text:span> - образование комплекса емкостью<text:span text:style-name="T52"> h</text:span> и нулевой мощности </text:p>
        </text:list-item>
        <text:list-item>
          <text:p text:style-name="P51"><text:span text:style-name="T52">@-q </text:span>- уничтожение комплекса </text:p>
        </text:list-item>
        <text:list-item>
          <text:p text:style-name="P51"><text:span text:style-name="T52">@%q</text:span> - сокращение ёмкости комплекса до мощности </text:p>
        </text:list-item>
        <text:list-item>
          <text:p text:style-name="P51"><text:span text:style-name="T52">@Oq</text:span> - очистка комплекса (по мощности) </text:p>
        </text:list-item>
        <text:list-item>
          <text:p text:style-name="P51">@'строка...'&gt;q - добавление символов строки в комплекс q </text:p>
        </text:list-item>
        <text:list-item>
          <text:p text:style-name="P51">@&gt;qh - вставка элемента (значение собственной переменной вставляется перед h-м элементом комплекса q (если h опущена, то значение добавляется после последненго элемента комплекса) </text:p>
        </text:list-item>
        <text:list-item>
          <text:p text:style-name="P51">@&lt;qh - изъятие элемента: h-й элемент q перемещается в собственную переменную, мощность комлекса уменьшается (если h опущена, то изымается последний элемент. </text:p>
        </text:list-item>
        <text:list-item>
          <text:p text:style-name="P50"><text:soft-page-break/>@#q1q2(h1,h2,h3) - h1 элемент комплекса q1, начиная с h2-го элемента копируется в комплекс q2, начиная с элемента h3 (если h3 опущена, то копирование производится в конец q2, если h2 опущена, то копируются первые h1 элементов q1). Мощности комплексов q1, q2 не изменяются. </text:p>
        </text:list-item>
      </text:list>
      <text:h text:style-name="P57" text:outline-level="3"><text:bookmark text:name="Операции-ввода-вывода"/>Операции ввода-вывода</text:h>
      <text:p text:style-name="P36">/q&gt;C - вывод комплекса q на экран. Комплекс рассматривается как последовательность кодов символов выводимых на экран. (кодировка?) </text:p>
      <text:p text:style-name="P36">/'строка...'&gt;C - вывод строки символов на экран. </text:p>
      <text:p text:style-name="P36">/q&lt;C - ввод строки символов с клавиатуры. Коды введенных символов добавляются к символьному комплексу q. Мощность q увеличивается </text:p>
      <text:p text:style-name="P36">/q&gt;Cn[s] - копирование комплекса q в архив n (числовая константа). В архиве создается или перезаписывается сообщение с именем s (строка символов, символьный комплекс). </text:p>
      <text:p text:style-name="P35">/q&lt;Cn[s] - копирование сооб<text:span text:style-name="T82">щ</text:span>ения с именем s из архива n в комплекс q. </text:p>
      <text:h text:style-name="P38" text:outline-level="1">Л-операторы и подпрограммы </text:h>
      <text:p text:style-name="P21"><text:span text:style-name="T2">Два уровня языка ЛЯПАС.</text:span><text:span text:style-name="T1"> Совокупность рассмотренных выше средств программирования образует основное содержание первого уровня языка ЛЯПАС. Этот уровень предназначается для представления микроструктуры алгоритмов и оказывается достаточно удобным при подготовке программ, размеры которых ограничены двумя-тремя сотнями символов. При составлении более сложных программ их обозримость ухудшается, и воспринимать данные программы как единое целое становится все труднее. Сказываются особенности восприятия человека, привыкшего оперировать непосредственно схемами ограниченной сложности. </text:span></text:p>
      <text:p text:style-name="P18">Однако это не означает, что сложный объект принципиально невоспринемаем. Можно попытаться найти некоторое разложение на более простые и понятные объекты, то есть найти схему отношений между рассматриваемым сложным объектом и «понятными» объектами, образующими базу разложения. Если сложность полученной схемы невелика, то такая схема воспринимается относительно легко, а посредством нее – и исходный сложный объект.</text:p>
      <text:p text:style-name="P13">Эта весьма общая идея реализуется в алгоритмических языках путем введения средств выражения одних алгоритмов через другие, позволяющих создавать много- ступенчатые системы алгоритмов, в которых алгоритмы низших ступеней могут использоваться в качестве элементов алгоритмов высших ступеней. Подобная иерархическая структура присуща и системам автоматического программирования, воспринимающим данные языки: такие системы обладают библиотеками подпрограмм, то есть программ, реализующих некоторые общеупотребительные вычислительные процессы и оформленных таким образом, что их можно использовать наряду с элементарными операциями при составлении новых про- грамм и, в частности, при составлении новых подпрограмм.</text:p>
      <text:p text:style-name="P18">К числу алгоритмических языков данного типа относится и язык ЛЯПАС, точнее – его второй уровень, в котором представлены средства выражения алгоритмов с иерархической, многоступенчатой структурой. Ознакомление с этими средствами начнем с рассмотрения следующего конкретного примера.</text:p>
      <text:p text:style-name="P20"><text:span text:style-name="T2">Задача о кратчайшем покрытии.</text:span><text:span text:style-name="T1"> Допустим, что задана некоторая булева матрица </text:span><text:span text:style-name="T11">U</text:span><text:span text:style-name="T1">, то есть матрица, элементы которой могут принимать значения только из множества {0,1}. Требуется найти такое подмножество </text:span><text:span text:style-name="T5">n</text:span><text:span text:style-name="T1"> строк данной матрицы, чтобы эти строки в совокупности «покрывали» все столбцы, принадлежащие заданному множеству </text:span><text:span text:style-name="T5">q</text:span><text:span text:style-name="T1">. Это означает, что для каждого столбца </text:span><text:span text:style-name="T4">u</text:span><text:span text:style-name="T19">j </text:span><text:span text:style-name="T22">Î</text:span><text:span text:style-name="T25"> </text:span><text:span text:style-name="T23">q </text:span><text:span text:style-name="T1">должна найтись такая строка </text:span><text:span text:style-name="T4">u</text:span><text:span text:style-name="T15">i</text:span><text:span text:style-name="T19"> </text:span><text:span text:style-name="T22">Î</text:span><text:span text:style-name="T25"> </text:span><text:span text:style-name="T23">n</text:span><text:span text:style-name="T1">, чтобы образуемый их пересечением элемент </text:span><text:span text:style-name="T1"><draw:frame draw:style-name="fr1" draw:name="Объект2" text:anchor-type="as-char" svg:y="-0.439cm" svg:width="0.534cm" svg:height="0.594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 матрицы </text:span><text:span text:style-name="T12">U</text:span><text:span text:style-name="T1"> обладал значением 1. При этом желательно, чтобы множество </text:span><text:span text:style-name="T5">n</text:span><text:span text:style-name="T1">, называемое покрытием, содержало как можно меньше элементов-строк рассматриваемого минора. Покрытие, содержащее минимально возможное число элементов, называется </text:span><text:span text:style-name="T3">кратчайшим</text:span><text:span text:style-name="T1">. Будем считать, что поставленная задача решается точно при нахождении именно кратчайшего покрытия и решается приближенно, если полученное покрытие оказывается не кратчайшим. Если нет гарантий, что получаемые по некоторому алгоритму решения всегда будут точными, то такой алгоритм будем называть приближенным. </text:span></text:p>
      <text:p text:style-name="P28">Например, пусть мы имеем дело со следующей булевой матрицей, строки и столбцы которой для удобства пронумерованы: </text:p>
      <text:p text:style-name="P32">123456789<text:span text:style-name="T65">10</text:span></text:p>
      <text:p text:style-name="P29">0110001001 <text:span text:style-name="T63">1 </text:span></text:p>
      <text:p text:style-name="P29">0100000110 <text:span text:style-name="T63">2 </text:span></text:p>
      <text:p text:style-name="P30"><text:span text:style-name="T1">0110010101 </text:span><text:span text:style-name="T64">3 </text:span></text:p>
      <text:p text:style-name="P29">1001110001 <text:span text:style-name="T63">4</text:span> </text:p>
      <text:p text:style-name="P30"><text:span text:style-name="T1">1100101100 </text:span><text:span text:style-name="T64">5 </text:span></text:p>
      <text:p text:style-name="P29">1010011011 <text:span text:style-name="T63">6</text:span> </text:p>
      <text:p text:style-name="P30"><text:span text:style-name="T1">0101001100 </text:span><text:span text:style-name="T64">7 </text:span></text:p>
      <text:p text:style-name="P29">1011101000 <text:span text:style-name="T63">8</text:span> </text:p>
      <text:p text:style-name="P27"><text:span text:style-name="T1">Допустим, что множество </text:span><text:span text:style-name="T5">q </text:span><text:span text:style-name="T29">состоит</text:span><text:span text:style-name="T5"> </text:span><text:span text:style-name="T1">из столбцов 1, 2, 4, 5, 7, 8, 9. Тогда покрытием столбцов </text:span><text:span text:style-name="T5">q</text:span><text:span text:style-name="T1"> является, к примеру, совокупность строк 1, 2, 4 или совокупность 2, 4, 6. Заметим, что поставленная задача является вариантом известной задачи о нахождении оптимальных покрытий таблицы Квайна и имеет массу полезных интерпретаций. С некоторыми, из них мы познакомимся позднее.</text:span></text:p>
      <text:p text:style-name="P24"><text:span text:style-name="T31">Структура приближенного алгоритма.</text:span><text:span text:style-name="T1"> Рассмотрим здесь весьма простой приближенный алгоритм решения сформулированной задачи с тем, чтобы использовать его в качестве иллюстрации способа расчленения алгоритмов на некоторые части с самостоятельным значением.</text:span></text:p>
      <text:p text:style-name="P26">Назовем минимальным столбцом такой столбец, который содержит минимальное число единиц, а максимальной строкой – строку‚ содержащую максимальное число единиц. Согласно условиям задачи, требуется покрыть каждый столбец <text:span text:style-name="T83">множества </text:span><text:span text:style-name="T5">q</text:span>, то есть включить в решение по крайней мере одну из строк <text:span text:style-name="T83">матрицы</text:span>, содержащих единицу в данном столбце. Трудно предсказать, какую из этих строк лучше выбрать с тем, чтобы минимизировать общее число строк в <text:soft-page-break/>решении. Однако можно утверждать, что вероятность наилучшего выбора будет расти с уменьшением числа единиц в рассматриваемом столбце, поскольку при этом уменьшается число возможных вариантов выбора – например, если в столбце имеется лишь одна единица, то выбор будет однозначным и, следовательно, наилучшим. В этом смысле предпочтительнее начинать поиск покрытия с рассмотрения минимального столбца. С другой стороны, среди покрывающих этот столбец строк разумнее выбрать максимальную, так как она покроет наибольшее число столбцов, и включить в решение именно ее. После этого остается решить аналогич­ную задачу для <text:span text:style-name="T83">ещё </text:span>непокрыт<text:span text:style-name="T83">ых столбцов</text:span> исходно<text:span text:style-name="T83">й</text:span> <text:span text:style-name="T83">матрицы</text:span>, и найти таким образом следующий элемент решения; затем рассмотреть следующий остаток и т. д.‚ пока, наконец, все столбцы не окажутся покрытыми.</text:p>
      <text:p text:style-name="P23">В основе описанного алгоритма лежат соображения, не гарантирующие оптимальность получаемого решения, а лишь повышающие (по сравнению с другими случайными выборами очередного шага) вероятность того, что это решение окажется оптимальным или по крайней мере будет достаточно близко к оптимальному. Поэтому алгоритм является приближенным. </text:p>
      <text:p text:style-name="P45"><text:span text:style-name="T1">Реализация алгоритма начинается </text:span><text:span text:style-name="T100">с сокращения матрицы – исключения из рассмотрения строк, покрываемых другими строками. Этот шаг не влияет на качество решения, но сокращает объём вычислений. Далее следует </text:span><text:span text:style-name="T1">выбор минимального столбца </text:span><text:span text:style-name="T3">е</text:span><text:span text:style-name="T20">1</text:span><text:span text:style-name="T1"> из </text:span><text:span text:style-name="T5">q</text:span><text:span text:style-name="T1"> и нахождени</text:span><text:span text:style-name="T100">е</text:span><text:span text:style-name="T1"> строки </text:span><text:span text:style-name="T6">f</text:span><text:span text:style-name="T17">1</text:span><text:span text:style-name="T1"> среди строк, имеющих единичные элементы на пересечении со столбцом </text:span><text:span text:style-name="T3">е</text:span><text:span text:style-name="T20">1</text:span><text:span text:style-name="T17"> </text:span><text:span text:style-name="T27">и покрывающей максимальное число столбцов из </text:span><text:span text:style-name="T23">q</text:span><text:span text:style-name="T1">. После этого </text:span><text:span text:style-name="T27">из </text:span><text:span text:style-name="T23">q </text:span><text:span text:style-name="T1"><text:s/>удаляются столбцы, имеющие единичные элементы на пересечении со строкой </text:span><text:span text:style-name="T6">f</text:span><text:span text:style-name="T17">1</text:span><text:span text:style-name="T1">. Затем </text:span><text:span text:style-name="T100">выполняется сокращение матрицы, </text:span><text:span text:style-name="T1">ищется минимальный столбец </text:span><text:span text:style-name="T3">е</text:span><text:span text:style-name="T21">2</text:span><text:span text:style-name="T1"> из </text:span><text:span text:style-name="T5">q </text:span><text:span text:style-name="T9">и</text:span><text:span text:style-name="T1"> т. д.‚ до тех пор, пока множество еще непокрытых столбцов </text:span><text:span text:style-name="T7">q</text:span><text:span text:style-name="T1"> на некотором </text:span><text:span text:style-name="T7">i</text:span><text:span text:style-name="T1">-м шаге не окажется пустым. Совокупность выбранных к этому моменту строк представит искомое решение:</text:span></text:p>
      <text:p text:style-name="P31"><text:span text:style-name="T7">n = </text:span><text:span text:style-name="T28">{</text:span><text:span text:style-name="T7">f</text:span><text:span text:style-name="T18">1 </text:span><text:span text:style-name="T26">, </text:span><text:span text:style-name="T24">f</text:span><text:span text:style-name="T18">2 </text:span><text:span text:style-name="T26">,..., </text:span><text:span text:style-name="T24">f</text:span><text:span text:style-name="T16">i-</text:span><text:span text:style-name="T18">1</text:span><text:span text:style-name="T1">}.</text:span></text:p>
      <text:p text:style-name="P33">Решая вышеприведенный пример, данный алгоритм находит сначала минимальный столбец представленного минора, а именно, столбец <text:span text:style-name="T84">9</text:span>, затем выбирается максимальная среди строк, имеющих единичный элемент в столбце <text:span text:style-name="T85">9</text:span>, а именно, строка <text:span text:style-name="T85">6</text:span>, которая становится первым элементом искомого покрытия. После этого из <text:span text:style-name="T85">множества</text:span> покрываемы<text:span text:style-name="T85">х</text:span> столбц<text:span text:style-name="T85">ов удаляются</text:span> 1, <text:span text:style-name="T85">3</text:span>, <text:span text:style-name="T85">6, 7, 9</text:span> и <text:span text:style-name="T85">10</text:span>. <text:span text:style-name="T85">Следующий минимальный столбец – 4 и максимальная строка – 4. Далее минимальный столбец 8 и максимальная строка 2. </text:span>После этого множество непокрытых столбцов оказывается пустым, а это и служит признаком того, что полученная совокупность строк <text:span text:style-name="T85">{6, 4, 2}</text:span> является покрытием.</text:p>
      <text:p text:style-name="P25"><text:span text:style-name="T31">Подпрограммы.</text:span><text:span text:style-name="T1"> Очевидно, что основные части описанного алгоритма могут быть представлены в виде двух операторов, имеющих самостоятельный смысл. Один из них будет обеспечивать нахождение минимальных столбцов в задаваемых минорах, другой – нахождение максимальных строк. Реализующим их программам будут присваиваться индивидуальные наименования, используемые во внешней программе. Перед именем программы ставится метка *, за именем в круглых скобках следует список входных и выходных параметров, разделённых символом «/».</text:span></text:p>
      <text:p text:style-name="P19">Например, рассмотренную операцию нахождения минимального столбца <text:span text:style-name="T85">из множества </text:span><text:span text:style-name="T10">q</text:span> можно представить выражением</text:p>
      <text:p text:style-name="P2">*minsto(L1,q/d),</text:p>
      <text:p text:style-name="P22"><text:span text:style-name="T1">где </text:span><text:span text:style-name="T38">minsto</text:span><text:span text:style-name="T1"> – имя оператора нахождения минимального столбца, а символы, входящие в перечень, конкретизируют набор операндов, определяющих объекты действия данного операнда: комплекс </text:span><text:span text:style-name="T38">L1</text:span><text:span text:style-name="T1"> представляет матрицу </text:span><text:span text:style-name="T13">U</text:span><text:span text:style-name="T1"> (то есть элементами комплекса служат строки матрицы), </text:span><text:span text:style-name="T38">q</text:span><text:span text:style-name="T1"> – переменная, значение которой определяет множество </text:span><text:span text:style-name="T8">q</text:span><text:span text:style-name="T1"> покрываемых столбцов матрицы </text:span><text:span text:style-name="T13">U</text:span><text:span text:style-name="T1">, выделяя их из множеств всех столбцов единичными значениями соответствующих им компонент, наконец, </text:span><text:span text:style-name="T38">d</text:span><text:span text:style-name="T32"> – </text:span><text:span text:style-name="T1">переменная, которая должна принять значение номера найденного столбца.</text:span></text:p>
      <text:p text:style-name="P12"><text:span text:style-name="T1">В том случае, когда размерность некоторой величины (булева вектора или булевой матрицы) оказывается меньшей, чем размерность представляющего ее операнда, возникает вопрос: какие именно из компонент операнда следует использовать для представления? Здесь полезно ввести стандартный способ представления, при котором всегда используются в необходимом количестве младшие компоненты операнда, неиспользуемые же компоненты принимают значение 0. За символ стандартного представления примем «::» и будем пользоваться выражением «</text:span><text:span text:style-name="T3">а </text:span><text:span text:style-name="T1">:: </text:span><text:span text:style-name="T3">т</text:span><text:span text:style-name="T1">» вместо выражения «переменная </text:span><text:span text:style-name="T3">а</text:span><text:span text:style-name="T1"> представляет стандартным образом булев вектор </text:span><text:span text:style-name="T3">т</text:span><text:span text:style-name="T1">», «</text:span><text:span text:style-name="T55">L1</text:span><text:span text:style-name="T1"> :: </text:span><text:span text:style-name="T14">M</text:span><text:span text:style-name="T1">» вместо «комплекс </text:span><text:span text:style-name="T55">L1</text:span><text:span text:style-name="T1"> представляет стандартным образом булеву матрицу </text:span><text:span text:style-name="T14">M</text:span><text:span text:style-name="T1">» и т. д.</text:span></text:p>
      <text:p text:style-name="P42"><text:span text:style-name="T1">По аналогии определяется оператор </text:span><text:span text:style-name="T38">m</text:span><text:span text:style-name="T39">ax</text:span><text:span text:style-name="T38">st</text:span><text:span text:style-name="T39">r</text:span><text:span text:style-name="T38">o</text:span><text:span text:style-name="T32"> </text:span><text:span text:style-name="T33">– </text:span><text:span text:style-name="T1">нахождения максимальной строки матрицы, имеющей единицу в </text:span><text:span text:style-name="T3">d</text:span><text:span text:style-name="T1">-м столбце, </text:span><text:span text:style-name="T86">и покрывающей максимальное число столбцов из заданного множества </text:span><text:span text:style-name="T8">q</text:span><text:span text:style-name="T30">:</text:span></text:p>
      <text:p text:style-name="P46">*maxstro(L1,<text:span text:style-name="T86">d</text:span>,q/<text:span text:style-name="T86">a</text:span>),</text:p>
      <text:p text:style-name="P47"><text:span text:style-name="T100">и оператор <text:s/>сокращения матрицы</text:span></text:p>
      <text:p text:style-name="P48"><text:span text:style-name="T86">*sokramat(L1,q/L1).</text:span></text:p>
      <text:p text:style-name="P39"><text:span text:style-name="T1">Используя </text:span><text:span text:style-name="T100">эти</text:span><text:span text:style-name="T1"> оператор</text:span><text:span text:style-name="T100">ы</text:span><text:span text:style-name="T1">, можно весьма компактно выразить описанный алгоритм получения покрытия минора булевой матрицы:</text:span></text:p>
      <text:p text:style-name="P17"><text:span text:style-name="T77">prikrapok(L1,q/</text:span><text:span text:style-name="T86">L2</text:span><text:span text:style-name="T77">)</text:span> <text:s text:c="2"/></text:p>
      <text:p text:style-name="P14"><text:s text:c="3"/><text:span text:style-name="T99">Oi</text:span></text:p>
      <text:p text:style-name="P41"><text:span text:style-name="T86">§1 *sokramat(L1,q/L1)</text:span></text:p>
      <text:p text:style-name="P15">§<text:span text:style-name="T86">2</text:span> *minsto(L1,q/<text:span text:style-name="T86">d</text:span>) *maxstro(L1,d,<text:span text:style-name="T99">q</text:span>/<text:span text:style-name="T86">a</text:span>)</text:p>
      <text:p text:style-name="P16"><text:span text:style-name="T46"><text:s text:c="3"/></text:span><text:span text:style-name="T86">L1a</text:span><text:span text:style-name="T87">⇒</text:span><text:span text:style-name="T88">L2i ∆i L1a¬&amp;q⇒q</text:span><text:span text:style-name="T47">↦</text:span><text:span text:style-name="T46">1 </text:span><text:span text:style-name="T99">i</text:span><text:span text:style-name="T88">⇒Q2</text:span><text:span text:style-name="T46"> **</text:span></text:p>
      <text:p text:style-name="P9"><text:span text:style-name="T1">При реализации этой программы текущие значения переменн</text:span><text:span text:style-name="T100">ой</text:span><text:span text:style-name="T1"> </text:span><text:span text:style-name="T40">q</text:span><text:span text:style-name="T1"> буд</text:span><text:span text:style-name="T100">е</text:span><text:span text:style-name="T1">т всегда выделять из матрицы, представленной комплексом </text:span><text:span text:style-name="T40">L1</text:span><text:span text:style-name="T1">, некоторый непокрытый остаток, а последовательно находимые элементы решения будут накапливаться в </text:span><text:span text:style-name="T100"><text:s/>комплексе </text:span><text:span text:style-name="T89">L2</text:span><text:span text:style-name="T100">.</text:span><text:span text:style-name="T1"> </text:span></text:p>
      <text:p text:style-name="P1"><text:span text:style-name="T31">Составление подпрограмм.</text:span><text:span text:style-name="T1"> Пока что мы не рассматривали, каким конкретно образом реализуются, в свою очередь, Л-операторы </text:span><text:span text:style-name="T40">minsto,</text:span><text:span text:style-name="T1"> </text:span><text:span text:style-name="T40">maxstro, </text:span><text:span text:style-name="T43">sokramat</text:span><text:span text:style-name="T1">. Сделано это может быть по-разному, то есть одному и тому же Л-оператору может соответствовать много различных программ.</text:span></text:p>
      <text:p text:style-name="P10"><text:span text:style-name="T1">Например, операция </text:span><text:span text:style-name="T40">*maxstro(L1,</text:span><text:span text:style-name="T43">d</text:span><text:span text:style-name="T40">,q/</text:span><text:span text:style-name="T43">a</text:span><text:span text:style-name="T40">)</text:span><text:span text:style-name="T1"> может быть реализована следующей программой:</text:span></text:p>
      <text:p text:style-name="P7"><text:soft-page-break/><text:span text:style-name="T34">maxstro(L1,</text:span><text:span text:style-name="T44">d</text:span><text:span text:style-name="T34">,q/</text:span><text:span text:style-name="T44">a</text:span><text:span text:style-name="T34">)</text:span></text:p>
      <text:p text:style-name="P7"><text:span text:style-name="T34"><text:s text:c="3"/></text:span><text:span text:style-name="T44">Oa </text:span><text:span text:style-name="T35">Ob </text:span><text:span text:style-name="T44">Oi</text:span></text:p>
      <text:p text:style-name="P5"><text:span text:style-name="T46">§1 </text:span><text:span text:style-name="T101">L1i&amp;Id</text:span><text:span text:style-name="T56">↪</text:span><text:span text:style-name="T62">2 L1i&amp;q%</text:span><text:span text:style-name="T47">⇒</text:span><text:span text:style-name="T48">c ↑(c≤b)1 i</text:span><text:span text:style-name="T47">⇒</text:span><text:span text:style-name="T56">a</text:span><text:span text:style-name="T48"> c</text:span><text:span text:style-name="T47">⇒</text:span><text:span text:style-name="T48">b</text:span></text:p>
      <text:p text:style-name="P4">§2 <text:span text:style-name="T101">∆i</text:span><text:span text:style-name="T56">⊕Q1↦1 </text:span>**</text:p>
      <text:p text:style-name="P43">Исходная информация для этой программы задается значениями операндов <text:span text:style-name="T40">L1,</text:span><text:span text:style-name="T43">d</text:span> и <text:span text:style-name="T40">q</text:span>, результат – операндом <text:span text:style-name="T43">a</text:span><text:span text:style-name="T78">.</text:span> </text:p>
      <text:p text:style-name="P11"><text:span text:style-name="T79">Под</text:span>программа, <text:span text:style-name="T79">отыс</text:span>кивающ<text:span text:style-name="T101">ая</text:span> минимальный столбец <text:span text:style-name="T101">матрицы</text:span>, <text:span text:style-name="T79">может</text:span> быть составлена на основе принципа последова<text:span text:style-name="T82">­тельн</text:span>ого подсчета числа единиц в каждом столбце<text:span text:style-name="T79">.</text:span> Поскольку соответствующей элементарной опера<text:span text:style-name="T79">ции в</text:span> ЛЯПАСе нет, в отличие от случая, когда «взве<text:span text:style-name="T79">шиваются» строки и можно использовать оператор </text:span><text:span text:style-name="T50">%</text:span>, <text:span text:style-name="T79">процес</text:span>с подсчета числа единиц в столбце представляется <text:span text:style-name="T79">сложн</text:span>ее, с помощью отдельного предложения (в данном <text:span text:style-name="T79">случае – </text:span><text:span text:style-name="T40">§2</text:span><text:span text:style-name="T79">) </text:span>подпрограмме в целом можно придать следующий вид: </text:p>
      <text:p text:style-name="P8"><text:span text:style-name="T34">m</text:span><text:span text:style-name="T36">in</text:span><text:span text:style-name="T34">sto(L1,q/</text:span><text:span text:style-name="T44">d</text:span><text:span text:style-name="T34">)</text:span></text:p>
      <text:p text:style-name="P8"><text:span text:style-name="T34"><text:s text:c="3"/></text:span><text:span text:style-name="T36">⁻</text:span><text:span text:style-name="T35">b </text:span></text:p>
      <text:p text:style-name="P6"><text:span text:style-name="T46">§1 </text:span><text:span text:style-name="T48">↑</text:span><text:span text:style-name="T62">X4qj </text:span><text:span text:style-name="T49">Ok Os <text:tab/>*** </text:span><text:span text:style-name="T56">j </text:span><text:span text:style-name="T44">—</text:span><text:span text:style-name="T56"> текущий столбец, s </text:span><text:span text:style-name="T44">—</text:span><text:span text:style-name="T56"> его вес</text:span></text:p>
      <text:p text:style-name="P6"><text:span text:style-name="T46">§2 </text:span><text:span text:style-name="T62">L1</text:span><text:span text:style-name="T103">i</text:span><text:span text:style-name="T62">&amp;Ij</text:span><text:span text:style-name="T48">↪</text:span><text:span text:style-name="T57">3</text:span><text:span text:style-name="T49"> </text:span><text:span text:style-name="T48"><text:s/></text:span><text:span text:style-name="T49">∆s </text:span></text:p>
      <text:p text:style-name="P3"><text:span text:style-name="T46">§3 </text:span><text:span text:style-name="T103">∆i</text:span><text:span text:style-name="T57">⊕</text:span><text:span text:style-name="T103">Q1</text:span><text:span text:style-name="T57">↦2 </text:span><text:span text:style-name="T48">↑(</text:span><text:span text:style-name="T49">s≥</text:span><text:span text:style-name="T48">b)1 </text:span><text:span text:style-name="T49">s</text:span><text:span text:style-name="T47">⇒</text:span><text:span text:style-name="T49">b</text:span><text:span text:style-name="T48"> </text:span><text:span text:style-name="T57">j</text:span><text:span text:style-name="T47">⇒</text:span><text:span text:style-name="T57">d</text:span><text:span text:style-name="T48">→</text:span><text:span text:style-name="T49">1</text:span></text:p>
      <text:p text:style-name="P44">§4 **</text:p>
      <text:p text:style-name="P40"><text:span text:style-name="T106">И, наконец, подпрограмма</text:span><text:span text:style-name="T103"> *sokramat(L1,g/L1) </text:span><text:span text:style-name="T107">выглядит следующим обра</text:span><text:span text:style-name="T108">­</text:span><text:span text:style-name="T107">зом:</text:span></text:p>
      <text:p text:style-name="P49">sokramat(L1,<text:span text:style-name="T103">q</text:span>/L<text:span text:style-name="T103">1</text:span>)</text:p>
      <text:p text:style-name="P52"><text:s text:c="3"/>Oc <text:span text:style-name="T36">⁻</text:span>b </text:p>
      <text:p text:style-name="P54"><text:span text:style-name="T66">§1 </text:span><text:span text:style-name="T67">∆</text:span><text:span text:style-name="T69">b</text:span><text:span text:style-name="T93">⊕</text:span><text:span text:style-name="T69">Q1</text:span><text:span text:style-name="T59">↪</text:span><text:span text:style-name="T69">4 </text:span><text:span text:style-name="T75">b</text:span><text:span text:style-name="T61">⇒</text:span><text:span text:style-name="T69">i</text:span></text:p>
      <text:p text:style-name="P54"><text:span text:style-name="T66">§2 </text:span><text:span text:style-name="T68">∆</text:span><text:span text:style-name="T69">i</text:span><text:span text:style-name="T93">⊕</text:span><text:span text:style-name="T69">Q1</text:span><text:span text:style-name="T59">↪</text:span><text:span text:style-name="T69">3 L1i</text:span><text:span text:style-name="T74">¬</text:span><text:span text:style-name="T69">&amp;</text:span><text:span text:style-name="T75">L1b&amp;q</text:span><text:span text:style-name="T93">↦</text:span><text:span text:style-name="T69">2 L1i</text:span><text:span text:style-name="T94">⊕</text:span><text:span text:style-name="T95">L1b</text:span><text:span text:style-name="T72">&amp;q</text:span><text:span text:style-name="T93">↦</text:span><text:span text:style-name="T69">1 </text:span><text:span text:style-name="T96">→</text:span><text:span text:style-name="T69">2</text:span></text:p>
      <text:p text:style-name="P53"><text:span text:style-name="T66">§3 </text:span><text:span text:style-name="T69">L1b</text:span><text:span text:style-name="T61">⇒</text:span><text:span text:style-name="T69">L</text:span><text:span text:style-name="T74">1</text:span><text:span text:style-name="T69">c </text:span><text:span text:style-name="T74">∆</text:span><text:span text:style-name="T69">c</text:span><text:span text:style-name="T96">→</text:span><text:span text:style-name="T69">1</text:span></text:p>
      <text:p text:style-name="P55"><text:span text:style-name="T71">§4 </text:span><text:span text:style-name="T73">c</text:span><text:span text:style-name="T60">⇒</text:span><text:span text:style-name="T73">Q</text:span><text:span text:style-name="T74">1</text:span><text:span text:style-name="T73"> 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roman"/>
    <style:font-face style:name="Courier New1" svg:font-family="'Courier New'" style:font-family-generic="system"/>
    <style:font-face style:name="Courier New2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style:contextual-spacing="false" fo:text-align="justify" style:justify-single-word="false" fo:text-indent="0.7cm" style:auto-text-indent="false" style:page-number="auto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2cm">
          <style:column-sep style:width="0.035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1T12:56:44</dc:date>
    <dc:creator>lipsky </dc:creator>
    <meta:generator>LibreOffice/4.0.2.2$Linux_X86_64 LibreOffice_project/400m0$Build-2</meta:generator>
    <meta:printed-by>lipsky </meta:printed-by>
    <meta:print-date>2013-11-20T20:12:27.880758077</meta:print-date>
    <meta:editing-duration>PT1H14M12S</meta:editing-duration>
    <meta:editing-cycles>8</meta:editing-cycles>
    <meta:document-statistic meta:table-count="0" meta:image-count="0" meta:object-count="1" meta:page-count="4" meta:paragraph-count="116" meta:word-count="1989" meta:character-count="14926" meta:non-whitespace-character-count="12956"/>
  </office:meta>
</office:document-meta>
</file>

<file path=Object 2/content.xml><?xml version="1.0" encoding="utf-8"?>
<math xmlns="http://www.w3.org/1998/Math/MathML">
  <semantics>
    <mrow>
      <msubsup>
        <mi>u</mi>
        <mi>i</mi>
        <mi>j</mi>
      </msubsup>
    </mrow>
    <annotation encoding="StarMath 5.0">u_i^j</annotation>
  </semantics>
</math>
</file>